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36cm" svg:y="9.583cm">
            <draw:object draw:notify-on-update-of-ranges="Sheet1.J1:Sheet1.J63 Sheet1.K1:Sheet1.K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3"/>
          <table:table-cell office:value-type="string" calcext:value-type="string">
            <text:p>Arduino</text:p>
          </table:table-cell>
          <table:table-cell office:value-type="string" calcext:value-type="string">
            <text:p>Sketch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26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2"/>
          <table:table-cell office:value-type="string" calcext:value-type="string">
            <text:p>Arduino Sketch <text:s text:c="18"/>1 <text:s text:c="13"/>3 <text:s text:c="13"/>0 <text:s text:c="13"/>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3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00/00/00</text:date>, <text:time style:data-style-name="N2" text:time-value="18:45:38.7809301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0-05-14T18:49:23.612301136</dc:date>
    <meta:editing-duration>PT7H34M44S</meta:editing-duration>
    <meta:editing-cycles>106</meta:editing-cycles>
    <meta:generator>LibreOffice/6.4.3.2$Linux_X86_64 LibreOffice_project/40$Build-2</meta:generator>
    <meta:document-statistic meta:table-count="1" meta:cell-count="7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3" svg:x="0.32cm" svg:y="0.18cm" svg:width="12.097cm" svg:height="8.64cm">
          <chartooo:coordinate-region svg:x="1.497cm" svg:y="0.379cm" svg:width="10.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3" chart:class="chart:scatter">
            <chart:domain table:cell-range-address="Sheet1.J1:Sheet1.J63"/>
            <chart:regression-curve chart:style-name="ch7">
              <chart:equation chart:display-equation="true" chart:display-r-square="true"/>
            </chart:regression-curve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3</svg:desc>
                </draw:g>
              </table:table-cell>
              <table:table-cell office:value-type="float" office:value="6863">
                <text:p>6863</text:p>
                <draw:g>
                  <svg:desc>Sheet1.K1:Sheet1.K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